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3e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ff9800" draw:textarea-horizontal-align="justify" draw:textarea-vertical-align="middle" draw:auto-grow-height="false" fo:min-height="1.75cm" fo:min-width="19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2.644cm" fo:min-width="4.394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ff9800" draw:marker-start-width="0.359cm" draw:marker-end-width="0.359cm" draw:fill="none" loext:fill-use-slide-background="false" draw:textarea-horizontal-align="justify" draw:textarea-vertical-align="middle" draw:auto-grow-height="false" fo:min-height="2.644cm" fo:min-width="4.394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8cm" fo:min-width="0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3cm" fo:min-width="0.1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453cm" fo:min-width="0.1cm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49cm" fo:min-width="4.5cm" loext:decorative="false"/>
      <style:paragraph-properties style:writing-mode="lr-tb"/>
    </style:style>
    <style:style style:name="gr12" style:family="graphic" style:parent-style-name="objectwithoutfill">
      <style:graphic-properties draw:marker-end="线条箭头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线条箭头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线条箭头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线条箭头_20_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线条箭头_20_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线条箭头_20_10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 loext:decorative="false"/>
      <style:paragraph-properties style:writing-mode="lr-tb"/>
    </style:style>
    <style:style style:name="pr1" style:family="presentation" style:parent-style-name="默认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9800"/>
      <style:paragraph-properties fo:text-align="center"/>
      <style:text-properties fo:color="#ffffff" loext:opacity="100%" style:font-name="Noto Sans CJK SC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style:font-name="Noto Sans CJK SC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Noto Sans CJK SC" fo:font-size="20pt" style:font-name-asian="Noto Sans CJK SC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style:font-name="Noto Sans CJK SC" fo:font-size="20pt" style:font-name-asian="Noto Sans CJK SC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ffff" loext:opacity="100%" style:font-name="Noto Sans CJK SC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ffffff" loext:opacity="100%" style:font-name="Noto Sans CJK SC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color="#ffffff" loext:opacity="100%" style:font-name="Noto Sans CJK SC" fo:font-size="10pt" style:font-size-asian="10pt" style:font-size-complex="10pt"/>
    </style:style>
    <style:style style:name="P11" style:family="paragraph">
      <style:paragraph-properties fo:text-align="center"/>
      <style:text-properties fo:color="#ffffff" loext:opacity="100%" style:font-name="Noto Sans CJK SC" fo:font-size="10pt" style:font-size-asian="10pt" style:font-size-complex="10pt"/>
    </style:style>
    <style:style style:name="P12" style:family="paragraph">
      <style:paragraph-properties fo:text-align="center"/>
      <style:text-properties fo:color="#ffffff" loext:opacity="100%" style:font-name="Noto Sans CJK SC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ffffff" loext:opacity="100%" style:font-name="Noto Sans CJK SC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style:font-name="Noto Sans CJK SC" fo:font-size="10pt" style:font-size-asian="10pt" style:font-size-complex="10pt"/>
    </style:style>
    <style:style style:name="T1" style:family="text">
      <style:text-properties fo:color="#ffffff" loext:opacity="100%" style:font-name="Noto Sans CJK SC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Noto Sans CJK SC" fo:font-size="20pt" style:font-size-asian="20pt" style:font-size-complex="20pt"/>
    </style:style>
    <style:style style:name="T3" style:family="text">
      <style:text-properties style:font-name="Noto Sans CJK SC" fo:font-size="20pt" style:font-name-asian="Noto Sans CJK SC" style:font-size-asian="20pt" style:font-size-complex="20pt"/>
    </style:style>
    <style:style style:name="T4" style:family="text">
      <style:text-properties fo:color="#ffffff" loext:opacity="100%" style:font-name="Noto Sans CJK SC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loext:opacity="100%" style:font-name="Noto Sans CJK SC" fo:font-size="10pt" style:font-size-asian="10pt" style:font-size-complex="10pt"/>
    </style:style>
    <style:style style:name="T6" style:family="text">
      <style:text-properties fo:color="#ffffff" loext:opacity="100%" style:font-name="Noto Sans CJK SC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Noto Sans CJK S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2" draw:layer="layout" svg:width="20cm" svg:height="2cm" svg:x="2cm" svg:y="6.875cm">
          <text:p text:style-name="P1"><text:span text:style-name="T1">D-Bu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88cm" svg:height="1.275cm" svg:x="2cm" svg:y="5.6cm">
          <draw:text-box>
            <text:p><text:span text:style-name="T2">ibus-daemon</text:span></text:p>
          </draw:text-box>
        </draw:frame>
        <draw:custom-shape draw:style-name="gr3" draw:text-style-name="P4" draw:layer="layout" svg:width="5cm" svg:height="3cm" svg:x="2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505cm" svg:height="2.299cm" svg:x="2.8cm" svg:y="11.301cm">
          <draw:text-box>
            <text:p text:style-name="P5"><text:span text:style-name="T3">应用 </text:span><text:span text:style-name="T3">1</text:span></text:p>
            <text:p text:style-name="P5"><text:span text:style-name="T3">(</text:span><text:span text:style-name="T3">浏览器</text:span><text:span text:style-name="T3">)</text:span></text:p>
          </draw:text-box>
        </draw:frame>
        <draw:custom-shape draw:style-name="gr3" draw:text-style-name="P4" draw:layer="layout" svg:width="5cm" svg:height="3cm" svg:x="8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505cm" svg:height="2.299cm" svg:x="8.8cm" svg:y="11.302cm">
          <draw:text-box>
            <text:p text:style-name="P5"><text:span text:style-name="T3">应用 </text:span><text:span text:style-name="T3">2</text:span></text:p>
            <text:p text:style-name="P5"><text:span text:style-name="T3">(vscode)</text:span></text:p>
          </draw:text-box>
        </draw:frame>
        <draw:frame draw:style-name="gr5" draw:text-style-name="P3" draw:layer="layout" svg:width="8cm" svg:height="3cm" svg:x="14cm" svg:y="11cm">
          <draw:text-box>
            <text:p><text:span text:style-name="T2">x11, gtk2, gtk3, gtk4, wayland, qt, .. .</text:span></text:p>
          </draw:text-box>
        </draw:frame>
        <draw:custom-shape draw:style-name="gr6" draw:text-style-name="P4" draw:layer="layout" svg:width="5cm" svg:height="3cm" svg:x="17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099cm" svg:height="2.598cm" svg:x="17.6cm" svg:y="2.202cm">
          <draw:text-box>
            <text:p text:style-name="P5"><text:span text:style-name="T3">输入法 </text:span><text:span text:style-name="T3">2</text:span></text:p>
            <text:p text:style-name="P5"><text:span text:style-name="T3">(libpinyin)</text:span></text:p>
          </draw:text-box>
        </draw:frame>
        <draw:custom-shape draw:style-name="gr6" draw:text-style-name="P4" draw:layer="layout" svg:width="5cm" svg:height="3cm" svg:x="11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099cm" svg:height="2.598cm" svg:x="11.7cm" svg:y="2.202cm">
          <draw:text-box>
            <text:p text:style-name="P5"><text:span text:style-name="T3">输入法 </text:span><text:span text:style-name="T3">1</text:span></text:p>
            <text:p text:style-name="P5"><text:span text:style-name="T3">(simple)</text:span></text:p>
          </draw:text-box>
        </draw:frame>
        <draw:custom-shape draw:style-name="gr8" draw:text-style-name="P1" draw:layer="layout" svg:width="1.2cm" svg:height="1.875cm" svg:x="13cm" svg:y="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2cm" svg:height="1.875cm" svg:x="19cm" svg:y="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2cm" svg:height="2.125cm" svg:x="10.001cm" svg:y="8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2cm" svg:height="2.125cm" svg:x="4cm" svg:y="8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custom-shape draw:style-name="gr11" draw:text-style-name="P9" xml:id="id3" draw:id="id3" draw:layer="layout" svg:width="5cm" svg:height="0.999cm" svg:x="2cm" svg:y="1cm">
          <text:p text:style-name="P8"><text:span text:style-name="T4">"SetGlobalEn</text:span><text:span text:style-name="T4">gine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4" draw:id="id4" draw:layer="layout" svg:width="5cm" svg:height="0.999cm" svg:x="2.001cm" svg:y="3cm">
          <text:p text:style-name="P10"><text:span text:style-name="T5">_ibus_set_global_engin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5" draw:id="id5" draw:layer="layout" svg:width="5cm" svg:height="0.999cm" svg:x="2.001cm" svg:y="5cm">
          <text:p text:style-name="P10"><text:span text:style-name="T5">bus_input_c</text:span><text:span text:style-name="T5">ontext_set_e</text:span><text:span text:style-name="T5">ngine_by_de</text:span><text:span text:style-name="T5">sc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" draw:id="id1" draw:layer="layout" svg:width="5cm" svg:height="0.999cm" svg:x="2.001cm" svg:y="7cm">
          <text:p text:style-name="P10"><text:span text:style-name="T5">bus_engine_proxy_new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2" draw:id="id2" draw:layer="layout" svg:width="5cm" svg:height="0.999cm" svg:x="9cm" svg:y="9cm">
          <text:p text:style-name="P12"><text:span text:style-name="T6">bus_component</text:span><text:span text:style-name="T6">_star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6" draw:id="id6" draw:layer="layout" svg:width="5cm" svg:height="0.999cm" svg:x="2cm" svg:y="9cm">
          <text:p text:style-name="P10"><text:span text:style-name="T5">bus_factory_proxy_create_engin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9" xml:id="id7" draw:id="id7" draw:layer="layout" svg:width="5cm" svg:height="0.999cm" svg:x="2cm" svg:y="11cm">
          <text:p text:style-name="P8"><text:span text:style-name="T4">"CreateEngine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svg:x1="7.001cm" svg:y1="7.499cm" svg:x2="11.5cm" svg:y2="9cm" draw:start-shape="id1" draw:end-shape="id2" draw:end-glue-point="4" svg:d="M7001 7499h4499v1501" svg:viewBox="0 0 4500 1502">
          <text:p/>
        </draw:connector>
        <draw:connector draw:style-name="gr13" draw:text-style-name="P4" draw:layer="layout" draw:type="line" svg:x1="4.5cm" svg:y1="1.999cm" svg:x2="4.501cm" svg:y2="3cm" draw:start-shape="id3" draw:end-shape="id4" draw:end-glue-point="0" svg:d="M4500 1999l1 1001" svg:viewBox="0 0 2 1002">
          <text:p/>
        </draw:connector>
        <draw:connector draw:style-name="gr14" draw:text-style-name="P4" draw:layer="layout" draw:type="line" svg:x1="4.501cm" svg:y1="3.999cm" svg:x2="4.501cm" svg:y2="5cm" draw:start-shape="id4" draw:start-glue-point="2" draw:end-shape="id5" draw:end-glue-point="0" svg:d="M4501 3999v1001" svg:viewBox="0 0 1 1002">
          <text:p/>
        </draw:connector>
        <draw:connector draw:style-name="gr15" draw:text-style-name="P4" draw:layer="layout" draw:type="line" svg:x1="4.501cm" svg:y1="5.999cm" svg:x2="4.501cm" svg:y2="7cm" draw:start-shape="id5" draw:start-glue-point="2" draw:end-shape="id1" draw:end-glue-point="0" svg:d="M4501 5999v1001" svg:viewBox="0 0 1 1002">
          <text:p/>
        </draw:connector>
        <draw:connector draw:style-name="gr16" draw:text-style-name="P4" draw:layer="layout" draw:type="line" svg:x1="4.501cm" svg:y1="7.999cm" svg:x2="4.5cm" svg:y2="9cm" draw:start-shape="id1" draw:start-glue-point="2" draw:end-shape="id6" draw:end-glue-point="0" svg:d="M4501 7999l-1 1001" svg:viewBox="0 0 2 1002">
          <text:p/>
        </draw:connector>
        <draw:connector draw:style-name="gr17" draw:text-style-name="P4" draw:layer="layout" draw:type="line" svg:x1="4.5cm" svg:y1="9.999cm" svg:x2="4.5cm" svg:y2="11cm" draw:start-shape="id6" draw:start-glue-point="2" draw:end-shape="id7" svg:d="M4500 9999v1001" svg:viewBox="0 0 1 1002">
          <text:p/>
        </draw:connector>
        <draw:frame draw:style-name="gr2" draw:text-style-name="P14" draw:layer="layout" svg:width="3.774cm" svg:height="0.759cm" svg:x="4.501cm" svg:y="2.241cm">
          <draw:text-box>
            <text:p><text:span text:style-name="T7">ibus/bus/ibusimpl.c</text:span></text:p>
          </draw:text-box>
        </draw:frame>
        <draw:frame draw:style-name="gr2" draw:text-style-name="P14" draw:layer="layout" svg:width="4.431cm" svg:height="0.759cm" svg:x="4.501cm" svg:y="4.242cm">
          <draw:text-box>
            <text:p><text:span text:style-name="T7">ibus/bus/inputcontext.c</text:span></text:p>
          </draw:text-box>
        </draw:frame>
        <draw:frame draw:style-name="gr2" draw:text-style-name="P14" draw:layer="layout" svg:width="4.337cm" svg:height="0.759cm" svg:x="4.502cm" svg:y="6.243cm">
          <draw:text-box>
            <text:p><text:span text:style-name="T7">ibus/bus/engineproxy.c</text:span></text:p>
          </draw:text-box>
        </draw:frame>
        <draw:frame draw:style-name="gr18" draw:text-style-name="P14" draw:layer="layout" svg:width="4.497cm" svg:height="0.759cm" svg:x="4.503cm" svg:y="8.244cm">
          <draw:text-box>
            <text:p><text:span text:style-name="T7">ibus/bus/factoryproxy.c</text:span></text:p>
          </draw:text-box>
        </draw:frame>
        <draw:frame draw:style-name="gr18" draw:text-style-name="P14" draw:layer="layout" svg:width="4.497cm" svg:height="0.759cm" svg:x="11.504cm" svg:y="8.245cm">
          <draw:text-box>
            <text:p><text:span text:style-name="T7">ibus/bus/component.c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presentation:notes draw:style-name="dp3">
          <draw:page-thumbnail draw:style-name="gr10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presentation:notes draw:style-name="dp3">
          <draw:page-thumbnail draw:style-name="gr10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0" draw:display-name="线条箭头 10" svg:viewBox="0 0 20 20" svg:d="M0 20l10-20 10 20z"/>
    <draw:marker draw:name="线条箭头_20_4" draw:display-name="线条箭头 4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2:00:59.419192018</meta:creation-date>
    <meta:generator>LibreOffice/24.2.0.3$Linux_X86_64 LibreOffice_project/da48488a73ddd66ea24cf16bbc4f7b9c08e9bea1</meta:generator>
    <dc:date>2024-02-12T01:55:33.210583427</dc:date>
    <meta:editing-duration>PT3H54M27S</meta:editing-duration>
    <meta:editing-cycles>22</meta:editing-cycles>
    <meta:print-date>2024-02-11T22:27:35.357165471</meta:print-date>
    <meta:printed-by>PDF 文件</meta:printed-by>
    <meta:document-statistic meta:object-count="62"/>
  </office:meta>
</office:document-meta>
</file>